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a9934" officeooo:paragraph-rsid="000a9934"/>
    </style:style>
    <style:style style:name="P2" style:family="paragraph" style:parent-style-name="Text_20_body">
      <style:paragraph-properties fo:text-align="start" style:justify-single-word="false"/>
      <style:text-properties officeooo:rsid="000a9934" officeooo:paragraph-rsid="000a9934"/>
    </style:style>
    <style:style style:name="P3" style:family="paragraph" style:parent-style-name="Text_20_body" style:list-style-name="L1">
      <style:text-properties officeooo:rsid="000a9934"/>
    </style:style>
    <style:style style:name="P4" style:family="paragraph" style:parent-style-name="Standard">
      <style:paragraph-properties fo:text-align="start" style:justify-single-word="false"/>
      <style:text-properties officeooo:rsid="000a9934" officeooo:paragraph-rsid="000a9934"/>
    </style:style>
    <style:style style:name="P5" style:family="paragraph" style:parent-style-name="Standard">
      <style:paragraph-properties fo:text-align="start" style:justify-single-word="false"/>
      <style:text-properties officeooo:rsid="000c16eb" officeooo:paragraph-rsid="000c16eb"/>
    </style:style>
    <style:style style:name="P6" style:family="paragraph" style:parent-style-name="Standard">
      <style:paragraph-properties fo:text-align="start" style:justify-single-word="false"/>
      <style:text-properties officeooo:rsid="000e075c" officeooo:paragraph-rsid="000e075c"/>
    </style:style>
    <style:style style:name="P7" style:family="paragraph" style:parent-style-name="Table_20_Contents">
      <style:paragraph-properties fo:text-align="start" style:justify-single-word="false"/>
      <style:text-properties officeooo:rsid="000eefd7" officeooo:paragraph-rsid="000eefd7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rsid="0012e529" officeooo:paragraph-rsid="0012e529"/>
    </style:style>
    <style:style style:name="P10" style:family="paragraph" style:parent-style-name="Standard">
      <style:paragraph-properties fo:text-align="start" style:justify-single-word="false"/>
      <style:text-properties officeooo:rsid="000fbc21" officeooo:paragraph-rsid="000fda95"/>
    </style:style>
    <style:style style:name="P11" style:family="paragraph" style:parent-style-name="Standard">
      <style:paragraph-properties fo:text-align="start" style:justify-single-word="false"/>
      <style:text-properties officeooo:rsid="000ff335" officeooo:paragraph-rsid="000ff335"/>
    </style:style>
    <style:style style:name="P12" style:family="paragraph" style:parent-style-name="Standard">
      <style:paragraph-properties fo:text-align="start" style:justify-single-word="false"/>
      <style:text-properties officeooo:rsid="0013fa68" officeooo:paragraph-rsid="0013fa68"/>
    </style:style>
    <style:style style:name="T1" style:family="text">
      <style:text-properties officeooo:rsid="000fda95"/>
    </style:style>
    <style:style style:name="T2" style:family="text">
      <style:text-properties officeooo:rsid="0010cc86"/>
    </style:style>
    <style:style style:name="T3" style:family="text">
      <style:text-properties officeooo:rsid="00112b10"/>
    </style:style>
    <style:style style:name="T4" style:family="text">
      <style:text-properties officeooo:rsid="00152df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: Atelier 3</text:p>
      <text:p text:style-name="P1"/>
      <text:p text:style-name="P2">La topologie Packet Tracer se décompose en deux grandes parties :</text:p>
      <text:list text:style-name="L1">
        <text:list-item>
          <text:p text:style-name="P3"><text:span text:style-name="Strong_20_Emphasis">Réseau TiersLieux86</text:span> (en bleu/vert dans le schéma)</text:p>
          <text:list>
            <text:list-item>
              <text:p text:style-name="P3">Routeur principal « RoutChass »</text:p>
            </text:list-item>
            <text:list-item>
              <text:p text:style-name="P3">Différents Switch (SwitchEtages, SwitchIntra, SwitchDMZ…)</text:p>
            </text:list-item>
            <text:list-item>
              <text:p text:style-name="P3">Serveurs internes (SrvIntraDHCP, SrvDNS, etc.)</text:p>
            </text:list-item>
            <text:list-item>
              <text:p text:style-name="P3">Bornes WiFi…</text:p>
            </text:list-item>
          </text:list>
        </text:list-item>
        <text:list-item>
          <text:p text:style-name="P3"><text:span text:style-name="Strong_20_Emphasis">Partie Internet / FAI</text:span> (en rose)</text:p>
          <text:list>
            <text:list-item>
              <text:p text:style-name="P3"><text:span text:style-name="Strong_20_Emphasis">Router-PT FAI</text:span> (fournisseur d’accès)</text:p>
            </text:list-item>
            <text:list-item>
              <text:p text:style-name="P3"><text:span text:style-name="Strong_20_Emphasis">Serveur DNS du FAI</text:span> (serveurDNSFAI)</text:p>
            </text:list-item>
            <text:list-item>
              <text:p text:style-name="P3"><text:span text:style-name="Strong_20_Emphasis">Serveur Web</text:span> (SrvWebSurInternet) hébergé côté FAI</text:p>
            </text:list-item>
            <text:list-item>
              <text:p text:style-name="P3"><text:span text:style-name="Strong_20_Emphasis">Cloud-PT</text:span> simulant le backbone opérateur</text:p>
            </text:list-item>
            <text:list-item>
              <text:p text:style-name="P3"><text:span text:style-name="Strong_20_Emphasis">Modem ADSL</text:span> reliant TiersLieux86 et le Router FAI à travers le Cloud</text:p>
            </text:list-item>
            <text:list-item>
              <text:p text:style-name="P3"><text:span text:style-name="Strong_20_Emphasis">Modem ADSL</text:span> pour le PC d’un internaute lambda</text:p>
            </text:list-item>
          </text:list>
        </text:list-item>
      </text:list>
      <text:p text:style-name="P4">Serveur DNS :</text:p>
      <text:p text:style-name="P4"><text:s/>IP : 193.252.19.3</text:p>
      <text:p text:style-name="P5">Gateway : 193.252.19.1</text:p>
      <text:p text:style-name="P6">Config DNS : 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tierslieux86.fr</text:p>
          </table:table-cell>
          <table:table-cell table:style-name="Table1.A1" office:value-type="string">
            <text:p text:style-name="P7">A Record</text:p>
          </table:table-cell>
          <table:table-cell table:style-name="Table1.C1" office:value-type="string">
            <text:p text:style-name="P8">62.244.71.201</text:p>
          </table:table-cell>
        </table:table-row>
        <table:table-row>
          <table:table-cell table:style-name="Table1.A2" office:value-type="string">
            <text:p text:style-name="P7">ldlc.fr</text:p>
          </table:table-cell>
          <table:table-cell table:style-name="Table1.A2" office:value-type="string">
            <text:p text:style-name="P7">A Record</text:p>
          </table:table-cell>
          <table:table-cell table:style-name="Table1.C2" office:value-type="string">
            <text:p text:style-name="P8">169.254.7.179</text:p>
          </table:table-cell>
        </table:table-row>
      </table:table>
      <text:p text:style-name="P9">(ldlc.fr répond aux pings et est accessible)</text:p>
      <text:p text:style-name="P6"/>
      <text:p text:style-name="P6"/>
      <text:p text:style-name="P10">Chaque pièce d'équipement réseau présente dans le périmètre de TiersLieux86 fonctionne avec un serveur SSH2 avec une clef RSA de 2048 bits<text:span text:style-name="T1">, protégés par un compte au login d'"admin" avec le mot de passe "SSHP@ssw0rd"</text:span>. </text:p>
      <text:p text:style-name="P10">De plus, chaque switch a comme mot de passe d'accès <text:span text:style-name="T1">"Cisco", et requiert un mot de passe privilégié "ENP@ssw0rd" pour accéder à une shell administrateur.</text:span></text:p>
      <text:p text:style-name="P10"/>
      <text:p text:style-name="P11">Chaque équipement utilise le serveur NTP <text:span text:style-name="T2">"ServerPT-DNS" à l'IP 169.254.151.121</text:span><text:span text:style-name="T3">, et les horloges sont bien synchronisées (commande `show clock`)</text:span></text:p>
      <text:p text:style-name="P12"/>
      <text:p text:style-name="P12">L'accès par SSH devrait être possible avec les logins fournis sur les machines concernées<text:span text:style-name="T4"> (RoutChass, switchIntra, et switchEtages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0T16:39:27.924114509</meta:creation-date>
    <dc:date>2025-03-30T17:37:18.930996092</dc:date>
    <meta:editing-duration>PT57M45S</meta:editing-duration>
    <meta:editing-cycles>12</meta:editing-cycles>
    <meta:generator>LibreOffice/25.2.2.2$Linux_X86_64 LibreOffice_project/520$Build-2</meta:generator>
    <meta:document-statistic meta:table-count="1" meta:image-count="0" meta:object-count="0" meta:page-count="1" meta:paragraph-count="29" meta:word-count="221" meta:character-count="1416" meta:non-whitespace-character-count="1233"/>
  </office:meta>
</office:document-meta>
</file>